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50000016E8B70E076.jpg" manifest:media-type=""/>
  <manifest:file-entry manifest:full-path="Pictures/10000000000001D2000001C4FB0937C7.jpg" manifest:media-type=""/>
  <manifest:file-entry manifest:full-path="Pictures/10000000000000C8000000960455C372.jpg" manifest:media-type=""/>
  <manifest:file-entry manifest:full-path="Pictures/10000000000001C2000001739AA47739.jpg" manifest:media-type=""/>
  <manifest:file-entry manifest:full-path="Pictures/10000000000000AA00000100C7E4481C.jpg" manifest:media-type=""/>
  <manifest:file-entry manifest:full-path="Pictures/1000000000000098000000E52B6AE83F.jpg" manifest:media-type=""/>
  <manifest:file-entry manifest:full-path="Pictures/10000000000001E9000001D963294D11.jpg" manifest:media-type=""/>
  <manifest:file-entry manifest:full-path="Pictures/10000000000005C20000092C7E11AA21.jpg" manifest:media-type=""/>
  <manifest:file-entry manifest:full-path="Pictures/10000000000000C8000000D45885DE24.jpg" manifest:media-type=""/>
  <manifest:file-entry manifest:full-path="Pictures/10000000000001430000016AEA53237C.jpg" manifest:media-type=""/>
  <manifest:file-entry manifest:full-path="Pictures/10000000000000CA000000F9C9F16487.jpg" manifest:media-type=""/>
  <manifest:file-entry manifest:full-path="Pictures/100002010000015E0000016DB5A34588.png" manifest:media-type=""/>
  <manifest:file-entry manifest:full-path="Pictures/10000000000000C400000102AFED8B2D.jpg" manifest:media-type=""/>
  <manifest:file-entry manifest:full-path="Pictures/10000000000000B0000001084DE72967.jpg" manifest:media-type=""/>
  <manifest:file-entry manifest:full-path="Pictures/10000000000001C20000012CACD62AF4.jpg" manifest:media-type=""/>
  <manifest:file-entry manifest:full-path="Pictures/100000000000012000000120FBE6152F.jpg" manifest:media-type=""/>
  <manifest:file-entry manifest:full-path="Pictures/10000000000000C8000000962936BB00.jpg" manifest:media-type=""/>
  <manifest:file-entry manifest:full-path="Pictures/100000000000012C000001C27028FF5C.jpg" manifest:media-type=""/>
  <manifest:file-entry manifest:full-path="Pictures/100000000000015000000151D54C2FE3.jpg" manifest:media-type=""/>
  <manifest:file-entry manifest:full-path="Pictures/1000000000000246000003109FA4325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712cm" svg:height="5cm" svg:x="5.188cm" svg:y="9.8cm">
          <draw:image xlink:href="Pictures/1000000000000246000003109FA43256.jpg" xlink:type="simple" xlink:show="embed" xlink:actuate="onLoad">
            <text:p/>
          </draw:image>
        </draw:frame>
        <draw:frame draw:style-name="gr1" draw:text-style-name="P1" draw:layer="layout" svg:width="7.001cm" svg:height="4.9cm" svg:x="8.799cm" svg:y="9.9cm">
          <draw:image xlink:href="Pictures/10000000000001C20000012CACD62AF4.jpg" xlink:type="simple" xlink:show="embed" xlink:actuate="onLoad">
            <text:p/>
          </draw:image>
        </draw:frame>
        <draw:frame draw:style-name="gr1" draw:text-style-name="P1" draw:layer="layout" svg:width="3.115cm" svg:height="4.962cm" svg:x="15.885cm" svg:y="9.938cm">
          <draw:image xlink:href="Pictures/10000000000005C20000092C7E11AA21.jpg" xlink:type="simple" xlink:show="embed" xlink:actuate="onLoad">
            <text:p/>
          </draw:image>
        </draw:frame>
        <draw:frame draw:style-name="gr1" draw:text-style-name="P1" draw:layer="layout" svg:width="3.333cm" svg:height="5cm" svg:x="6.5cm" svg:y="15cm">
          <draw:image xlink:href="Pictures/100000000000012C000001C27028FF5C.jpg" xlink:type="simple" xlink:show="embed" xlink:actuate="onLoad">
            <text:p/>
          </draw:image>
        </draw:frame>
        <draw:frame draw:style-name="gr1" draw:text-style-name="P1" draw:layer="layout" svg:width="3.799cm" svg:height="5cm" svg:x="23.4cm" svg:y="0.1cm">
          <draw:image xlink:href="Pictures/10000000000000C400000102AFED8B2D.jpg" xlink:type="simple" xlink:show="embed" xlink:actuate="onLoad">
            <text:p/>
          </draw:image>
        </draw:frame>
        <draw:frame draw:style-name="gr1" draw:text-style-name="P1" draw:layer="layout" svg:width="5cm" svg:height="5cm" svg:x="19.1cm" svg:y="10cm">
          <draw:image xlink:href="Pictures/100000000000012000000120FBE6152F.jpg" xlink:type="simple" xlink:show="embed" xlink:actuate="onLoad">
            <text:p/>
          </draw:image>
        </draw:frame>
        <draw:frame draw:style-name="gr1" draw:text-style-name="P1" draw:layer="layout" svg:width="4.744cm" svg:height="4.947cm" svg:x="11.1cm" svg:y="5.253cm">
          <draw:image xlink:href="Pictures/100002010000015E0000016DB5A34588.png" xlink:type="simple" xlink:show="embed" xlink:actuate="onLoad">
            <text:p/>
          </draw:image>
        </draw:frame>
        <draw:frame draw:style-name="gr1" draw:text-style-name="P1" draw:layer="layout" svg:width="3.965cm" svg:height="4.887cm" svg:x="0.235cm" svg:y="0.113cm">
          <draw:image xlink:href="Pictures/10000000000000CA000000F9C9F16487.jpg" xlink:type="simple" xlink:show="embed" xlink:actuate="onLoad">
            <text:p/>
          </draw:image>
        </draw:frame>
        <draw:frame draw:style-name="gr1" draw:text-style-name="P1" draw:layer="layout" svg:width="4.434cm" svg:height="4.97cm" svg:x="15.566cm" svg:y="15.03cm">
          <draw:image xlink:href="Pictures/10000000000001430000016AEA53237C.jpg" xlink:type="simple" xlink:show="embed" xlink:actuate="onLoad">
            <text:p/>
          </draw:image>
        </draw:frame>
        <draw:frame draw:style-name="gr1" draw:text-style-name="P1" draw:layer="layout" svg:width="5.139cm" svg:height="4.971cm" svg:x="0.061cm" svg:y="10cm">
          <draw:image xlink:href="Pictures/10000000000001E9000001D963294D11.jpg" xlink:type="simple" xlink:show="embed" xlink:actuate="onLoad">
            <text:p/>
          </draw:image>
        </draw:frame>
        <draw:frame draw:style-name="gr1" draw:text-style-name="P1" draw:layer="layout" svg:width="3.3cm" svg:height="4.95cm" svg:x="24.2cm" svg:y="15cm">
          <draw:image xlink:href="Pictures/10000000000000B0000001084DE72967.jpg" xlink:type="simple" xlink:show="embed" xlink:actuate="onLoad">
            <text:p/>
          </draw:image>
        </draw:frame>
        <draw:frame draw:style-name="gr1" draw:text-style-name="P1" draw:layer="layout" svg:width="3.302cm" svg:height="4.972cm" svg:x="20.398cm" svg:y="15.028cm">
          <draw:image xlink:href="Pictures/10000000000000AA00000100C7E4481C.jpg" xlink:type="simple" xlink:show="embed" xlink:actuate="onLoad">
            <text:p/>
          </draw:image>
        </draw:frame>
        <draw:frame draw:style-name="gr1" draw:text-style-name="P1" draw:layer="layout" svg:width="3.304cm" svg:height="4.978cm" svg:x="24.2cm" svg:y="10.022cm">
          <draw:image xlink:href="Pictures/1000000000000098000000E52B6AE83F.jpg" xlink:type="simple" xlink:show="embed" xlink:actuate="onLoad">
            <text:p/>
          </draw:image>
        </draw:frame>
        <draw:frame draw:style-name="gr1" draw:text-style-name="P1" draw:layer="layout" svg:width="5.085cm" svg:height="5.1cm" svg:x="10.1cm" svg:y="14.9cm">
          <draw:image xlink:href="Pictures/100000000000015000000151D54C2FE3.jpg" xlink:type="simple" xlink:show="embed" xlink:actuate="onLoad">
            <text:p/>
          </draw:image>
        </draw:frame>
        <draw:frame draw:style-name="gr1" draw:text-style-name="P1" draw:layer="layout" svg:width="4.623cm" svg:height="4.9cm" svg:x="4.6cm" svg:y="0.2cm">
          <draw:image xlink:href="Pictures/10000000000000C8000000D45885DE24.jpg" xlink:type="simple" xlink:show="embed" xlink:actuate="onLoad">
            <text:p/>
          </draw:image>
        </draw:frame>
        <draw:frame draw:style-name="gr1" draw:text-style-name="P1" draw:layer="layout" svg:width="5.291cm" svg:height="3.968cm" svg:x="0.209cm" svg:y="5.132cm">
          <draw:image xlink:href="Pictures/10000000000000C8000000962936BB00.jpg" xlink:type="simple" xlink:show="embed" xlink:actuate="onLoad">
            <text:p/>
          </draw:image>
        </draw:frame>
        <draw:frame draw:style-name="gr1" draw:text-style-name="P1" draw:layer="layout" svg:width="5.291cm" svg:height="3.968cm" svg:x="5.609cm" svg:y="5.4cm">
          <draw:image xlink:href="Pictures/10000000000000C8000000960455C372.jpg" xlink:type="simple" xlink:show="embed" xlink:actuate="onLoad">
            <text:p/>
          </draw:image>
        </draw:frame>
        <draw:frame draw:style-name="gr1" draw:text-style-name="P1" draw:layer="layout" svg:width="5.5cm" svg:height="5.335cm" svg:x="10.9cm" svg:y="0cm">
          <draw:image xlink:href="Pictures/10000000000001D2000001C4FB0937C7.jpg" xlink:type="simple" xlink:show="embed" xlink:actuate="onLoad">
            <text:p/>
          </draw:image>
        </draw:frame>
        <draw:frame draw:style-name="gr1" draw:text-style-name="P1" draw:layer="layout" svg:width="4.221cm" svg:height="5cm" svg:x="23.179cm" svg:y="5cm">
          <draw:image xlink:href="Pictures/10000000000001350000016E8B70E076.jpg" xlink:type="simple" xlink:show="embed" xlink:actuate="onLoad">
            <text:p/>
          </draw:image>
        </draw:frame>
        <draw:frame draw:style-name="gr1" draw:text-style-name="P1" draw:layer="layout" svg:width="6.2cm" svg:height="5.111cm" svg:x="0cm" svg:y="14.9cm">
          <draw:image xlink:href="Pictures/10000000000001C2000001739AA4773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phia Nazarova</meta:initial-creator>
    <meta:creation-date>2014-11-09T20:53:33</meta:creation-date>
    <dc:date>2014-11-09T21:50:01</dc:date>
    <dc:creator>Sophia Nazarova</dc:creator>
    <meta:editing-duration>PT11M2S</meta:editing-duration>
    <meta:editing-cycles>1</meta:editing-cycles>
    <meta:document-statistic meta:object-count="20"/>
    <meta:generator>LibreOffice/3.6$Linux_X86_64 LibreOffice_project/360m1$Build-2</meta:generator>
  </office:meta>
</office:document-meta>
</file>